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subtitle">
      <style:graphic-properties draw:fill-color="#ffffff" fo:min-height="15.474cm"/>
    </style:style>
    <style:style style:name="pr2" style:family="presentation" style:parent-style-name="midnightblue-title">
      <style:graphic-properties fo:min-height="3.50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00%"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24pt" style:font-size-asian="22pt" style:font-size-complex="24pt"/>
    </style:style>
    <style:style style:name="T2" style:family="text">
      <style:text-properties fo:font-size="28pt" style:font-size-asian="26pt" style:font-size-complex="36pt"/>
    </style:style>
    <style:style style:name="T3" style:family="text">
      <style:text-properties fo:font-size="32pt" style:font-size-asian="28pt" style:font-size-complex="40pt"/>
    </style:style>
    <style:style style:name="T4" style:family="text">
      <style:text-properties fo:font-size="26pt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5.199cm" svg:height="15.474cm" svg:x="1.4cm" svg:y="3.968cm" presentation:class="subtitle" presentation:user-transformed="true">
          <draw:text-box>
            <text:p text:style-name="P1"/>
            <text:p text:style-name="P1"><text:s/><text:line-break/></text:p>
            <text:p text:style-name="P1"/>
            <text:p text:style-name="P1"/>
            <text:p text:style-name="P1">SISTEMA DE TELEMETRÍA PARA ESTACIÓN LIMNIMÉTRICA A FLOTADOR</text:p>
            <text:p text:style-name="P1"/>
            <text:p text:style-name="P1"/>
            <text:p text:style-name="P1"/>
            <text:p text:style-name="P1"/>
            <text:p text:style-name="P1"><text:span text:style-name="T1">Mayco Dagatti</text:span></text:p>
          </draw:text-box>
        </draw:frame>
        <draw:frame presentation:style-name="pr2" draw:text-style-name="P1" draw:layer="layout" svg:width="25.8cm" svg:height="5.209cm" svg:x="1.4cm" svg:y="-0.294cm" presentation:class="title" presentation:user-transformed="true">
          <draw:text-box>
            <text:p text:style-name="P3"><text:span text:style-name="T2">UNIVERSIDAD NACIONAL DE CÓRDOBA</text:span><text:span text:style-name="T3"> </text:span><text:span text:style-name="T4">Facultad de Ciencias Exactas, Físicas y Natur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9">
        <draw:frame presentation:style-name="pr4" draw:layer="layout" svg:width="26cm" svg:height="2.663cm" svg:x="1cm" svg:y="0.837cm" presentation:class="title" presentation:user-transformed="true">
          <draw:text-box>
            <text:p>Motivación<text:line-break/></text:p>
          </draw:text-box>
        </draw:frame>
        <draw:frame presentation:style-name="pr1" draw:text-style-name="P4" draw:layer="layout" svg:width="25.199cm" svg:height="15.474cm" svg:x="1.2cm" svg:y="4.526cm">
          <draw:text-box>
            <text:p text:style-name="P1"/>
            <text:p text:style-name="P1"><text:s/><text:line-break/></text:p>
            <text:p text:style-name="P1"/>
            <text:p text:style-name="P1"/>
            <text:p text:style-name="P1">Motivos</text:p>
            <text:p text:style-name="P1"/>
            <text:p text:style-name="P1"/>
            <text:p text:style-name="P1"/>
            <text:p text:style-name="P1"/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Descripción del problema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Objetivo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Limnímetr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Que es, tecnologias, a flotador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Estación Limnimétrica a Flotador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Foto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Estación Limnimétrica a Flotador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Panel solar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Estación Limnimétrica a Flotador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Datalogger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Estación Limnimétrica a Flotador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Regulador de tension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Estación Limnimétrica a Flotador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Rele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Estación Limnimétrica a Flotador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Conmutador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Estación Limnimétrica a Flotador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Diagrama general con fotitos y explicacion del funcionamient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Telemetría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Selección de componente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Funcionamiento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Página web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esultados (demostracion en vivo)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Conclusione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1-background" style:family="presentation">
      <style:graphic-properties draw:stroke="none" draw:fill="none"/>
      <style:text-properties style:letter-kerning="true"/>
    </style:style>
    <style:style style:name="Predeterminad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1-outline1" style:family="presentation">
      <style:graphic-properties draw:stroke="none" draw:fill="none" draw:auto-grow-height="false" draw:fit-to-size="shrink-to-fit">
        <text:list-style style:name="Predeterminad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outline2" style:family="presentation" style:parent-style-name="Predeterminado1-outline1">
      <style:paragraph-properties fo:margin-top="0.4cm" fo:margin-bottom="0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top="0.3cm" fo:margin-bottom="0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top="0.2cm" fo:margin-bottom="0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top="0.1cm" fo:margin-bottom="0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top="0.1cm" fo:margin-bottom="0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top="0.1cm" fo:margin-bottom="0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top="0.1cm" fo:margin-bottom="0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top="0.1cm" fo:margin-bottom="0cm"/>
      <style:text-properties fo:font-size="20pt" style:font-size-asian="20pt" style:font-size-complex="20pt"/>
    </style:style>
    <style:style style:name="Predeterminado1-subtitle" style:family="presentation">
      <style:graphic-properties draw:stroke="none" draw:fill="none" draw:textarea-vertical-align="middle">
        <text:list-style style:name="Predeterminad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title" style:family="presentation">
      <style:graphic-properties draw:stroke="none" draw:fill="none" draw:textarea-vertical-align="middle">
        <text:list-style style:name="Predeterminad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1" style:page-layout-name="PM1" draw:style-name="Mdp1"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edeterminado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1-title" draw:layer="backgroundobjects" svg:width="0.001cm" svg:height="0.001cm" svg:x="0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7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9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9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0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1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7:24:39.265808998</meta:creation-date>
    <dc:date>2017-12-02T22:24:57.693884202</dc:date>
    <meta:editing-duration>PT19M8S</meta:editing-duration>
    <meta:editing-cycles>5</meta:editing-cycles>
    <meta:generator>LibreOffice/5.1.6.2$Linux_X86_64 LibreOffice_project/10m0$Build-2</meta:generator>
    <meta:document-statistic meta:object-count="118"/>
  </office:meta>
</office:document-meta>
</file>